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21FA4EE8D679053FD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20c9e" officeooo:paragraph-rsid="00220c9e"/>
    </style:style>
    <style:style style:name="P2" style:family="paragraph" style:parent-style-name="Standard">
      <style:text-properties officeooo:rsid="002239fb" officeooo:paragraph-rsid="002239fb"/>
    </style:style>
    <style:style style:name="P3" style:family="paragraph" style:parent-style-name="Standard">
      <style:text-properties officeooo:rsid="0023eee6" officeooo:paragraph-rsid="0023eee6"/>
    </style:style>
    <style:style style:name="P4" style:family="paragraph" style:parent-style-name="Standard">
      <style:text-properties officeooo:rsid="0025b644" officeooo:paragraph-rsid="0025b644"/>
    </style:style>
    <style:style style:name="P5" style:family="paragraph" style:parent-style-name="Standard">
      <style:text-properties officeooo:rsid="0025b644" officeooo:paragraph-rsid="0027322a"/>
    </style:style>
    <style:style style:name="P6" style:family="paragraph" style:parent-style-name="Standard">
      <style:text-properties officeooo:rsid="0027322a" officeooo:paragraph-rsid="0027322a"/>
    </style:style>
    <style:style style:name="P7" style:family="paragraph" style:parent-style-name="Standard">
      <style:text-properties officeooo:paragraph-rsid="0027322a"/>
    </style:style>
    <style:style style:name="P8" style:family="paragraph" style:parent-style-name="Standard">
      <style:text-properties officeooo:rsid="00285b03" officeooo:paragraph-rsid="00285b03"/>
    </style:style>
    <style:style style:name="P9" style:family="paragraph" style:parent-style-name="Standard">
      <style:text-properties officeooo:rsid="002a7dca" officeooo:paragraph-rsid="002a7dca"/>
    </style:style>
    <style:style style:name="P10" style:family="paragraph" style:parent-style-name="Standard">
      <style:text-properties officeooo:rsid="00220c9e" officeooo:paragraph-rsid="00220c9e"/>
    </style:style>
    <style:style style:name="T1" style:family="text">
      <style:text-properties officeooo:rsid="0025b64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8b2ac"/>
    </style:style>
    <style:style style:name="T4" style:family="text">
      <style:text-properties officeooo:rsid="00271977"/>
    </style:style>
    <style:style style:name="T5" style:family="text">
      <style:text-properties officeooo:rsid="0027322a"/>
    </style:style>
    <style:style style:name="T6" style:family="text">
      <style:text-properties fo:font-style="italic" fo:font-weight="bold"/>
    </style:style>
    <style:style style:name="T7" style:family="text">
      <style:text-properties fo:font-weight="bold"/>
    </style:style>
    <style:style style:name="T8" style:family="text">
      <style:text-properties officeooo:rsid="0028b2ac"/>
    </style:style>
    <style:style style:name="T9" style:family="text">
      <style:text-properties officeooo:rsid="002a7dca"/>
    </style:style>
    <style:style style:name="T10" style:family="text">
      <style:text-properties officeooo:rsid="002c6582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 lists and strings are 0 indexed</text:p>
      <text:p text:style-name="P9">For all of Q1 I am assuming the input contains 2 lists a and b</text:p>
      <text:p text:style-name="P1">1a) task1(a, b)</text:p>
      <text:p text:style-name="P1"><text:tab/>//<text:span text:style-name="T9">combines the 2 lists</text:span></text:p>
      <text:p text:style-name="P1"><text:tab/>return a + b</text:p>
      <text:p text:style-name="P1">b) task2(a, b)</text:p>
      <text:p text:style-name="P1"><text:tab/>I ← 0</text:p>
      <text:p text:style-name="P1"><text:tab/>WHILE I &lt; length b</text:p>
      <text:p text:style-name="P1"><text:tab/><text:tab/>IF b[I] in a</text:p>
      <text:p text:style-name="P1"><text:tab/><text:tab/><text:tab/>a ←a + b[I]</text:p>
      <text:p text:style-name="P1"><text:tab/><text:tab/>I ← I + 1</text:p>
      <text:p text:style-name="P1"><text:tab/>return a</text:p>
      <text:p text:style-name="P1">c) task3(a, b)</text:p>
      <text:p text:style-name="P1"><text:tab/>I ← 0</text:p>
      <text:p text:style-name="P1"><text:tab/>C ← “”</text:p>
      <text:p text:style-name="P1"><text:tab/>WHILE I &lt; length a</text:p>
      <text:p text:style-name="P1"><text:tab/><text:tab/>J ← 0</text:p>
      <text:p text:style-name="P1"><text:tab/><text:tab/>shouldAdd ← True</text:p>
      <text:p text:style-name="P1"><text:tab/><text:tab/>WHILE J &lt; length b</text:p>
      <text:p text:style-name="P1"><text:tab/><text:tab/><text:tab/>IF b[i] EQUALS a[j] </text:p>
      <text:p text:style-name="P1"><text:tab/><text:tab/><text:tab/><text:tab/>shouldAdd ← False</text:p>
      <text:p text:style-name="P1"><text:tab/><text:tab/><text:tab/>J ← J + 1</text:p>
      <text:p text:style-name="P1"><text:tab/><text:tab/>IF shouldAdd</text:p>
      <text:p text:style-name="P1"><text:tab/><text:tab/><text:tab/>C ← C + A[I] </text:p>
      <text:p text:style-name="P1"><text:tab/><text:tab/>I ← I + 1</text:p>
      <text:p text:style-name="P1"><text:tab/>return C</text:p>
      <text:p text:style-name="P1">2)</text:p>
      <text:p text:style-name="P2">for range one of things etc….</text:p>
      <text:p text:style-name="P2"/>
      <text:p text:style-name="P3">doit(list)</text:p>
      <text:p text:style-name="P3"><text:tab/><text:span text:style-name="T1">list length = all length X together </text:span></text:p>
      <text:p text:style-name="P3"/>
      <text:p text:style-name="P4">eatch iterantion should append (0 add one half then other half, 1 </text:p>
      <text:p text:style-name="P4">you can do length of the remaing arrays and that is how often you go to next value </text:p>
      <text:p text:style-name="P4"/>
      <text:p text:style-name="P7"><text:span text:style-name="T5">see question: </text:span>Let <text:span text:style-name="T6">A</text:span> = {1, 2}, <text:span text:style-name="T6">B</text:span> = {a, b} and <text:span text:style-name="T6">C</text:span> = {5, 6}. Then <text:line-break/><text:span text:style-name="T6">A</text:span> <draw:frame draw:style-name="fr1" draw:name="Image1" text:anchor-type="as-char" svg:width="0.529cm" svg:height="0.741cm" draw:z-index="0"><draw:image xlink:href="Pictures/100002000000001400000021FA4EE8D679053FD4.gif" xlink:type="simple" xlink:show="embed" xlink:actuate="onLoad"/></draw:frame> <text:span text:style-name="T6">B</text:span> <draw:frame draw:style-name="fr1" draw:name="Image2" text:anchor-type="as-char" svg:width="0.529cm" svg:height="0.741cm" draw:z-index="1"><draw:image xlink:href="Pictures/100002000000001400000021FA4EE8D679053FD4.gif" xlink:type="simple" xlink:show="embed" xlink:actuate="onLoad"/></draw:frame> <text:span text:style-name="T6">C</text:span> = {<text:span text:style-name="T7">&lt;</text:span><text:span text:style-name="T6">1, a, 5</text:span><text:span text:style-name="T7">&gt;</text:span>, <text:span text:style-name="T7">&lt;</text:span><text:span text:style-name="T6">1, a, 6</text:span><text:span text:style-name="T7">&gt;</text:span>, <text:span text:style-name="T7">&lt;</text:span><text:span text:style-name="T6">1, b, 5</text:span><text:span text:style-name="T7">&gt;</text:span>, <text:span text:style-name="T7">&lt;</text:span><text:span text:style-name="T6">1, b, 6</text:span><text:span text:style-name="T7">&gt;</text:span>, <text:span text:style-name="T7">&lt;</text:span><text:span text:style-name="T6">2, a, 5</text:span><text:span text:style-name="T7">&gt;</text:span>, <text:span text:style-name="T7">&lt;</text:span><text:span text:style-name="T6">2, a, 6</text:span><text:span text:style-name="T7">&gt;</text:span>, <text:span text:style-name="T7">&lt;</text:span><text:span text:style-name="T6">2, b, 5</text:span><text:span text:style-name="T7">&gt;</text:span>, <text:span text:style-name="T7">&lt;</text:span><text:span text:style-name="T6">2, b, 6</text:span><text:span text:style-name="T7">&gt;</text:span>} . <text:span text:style-name="T5">from here </text:span><text:a xlink:type="simple" xlink:href="http://www.cs.odu.edu/~cs381/cs381content/set/set_operations.html" text:style-name="Internet_20_link" text:visited-style-name="Visited_20_Internet_20_Link"><text:span text:style-name="T5">http://www.cs.odu.edu/~cs381/cs381content/set/set_operations.html</text:span></text:a></text:p>
      <text:p text:style-name="P6">it works because you can see that the last value changes every element. The second last value changes ever 2 elements and the firs changes every 4. In this example we can get 4 by doing the length of the 2<text:span text:style-name="T2">nd</text:span> and 3<text:span text:style-name="T2">rd</text:span> <text:s/>timessed by eatch other. 2 by gettting the length of the last (or all remaining ) arrays and multiplying them together and the final one will always be one. </text:p>
      <text:p text:style-name="P4"/>
      <text:p text:style-name="P4">Cart([[0, 1], [0, 1], [0, 1], [<text:span text:style-name="T5">[], [], [] ,[], [], [], [], []</text:span>], 0 ]<text:span text:style-name="T4"> </text:span></text:p>
      <text:p text:style-name="P4">//<text:span text:style-name="T8">param 1 is a list of list the input, param 2 is the out put is a list that will contain the output, the 3</text:span><text:span text:style-name="T3">rd</text:span><text:span text:style-name="T8"> is the iteration depth (starting on 0).</text:span></text:p>
      <text:p text:style-name="P4">cart(og, result, I):</text:p>
      <text:p text:style-name="P4"><text:tab/>if I equles length og</text:p>
      <text:p text:style-name="P4"><text:tab/><text:tab/>print <text:span text:style-name="T5">result</text:span></text:p>
      <text:p text:style-name="P4"><text:tab/>else</text:p>
      <text:p text:style-name="P4"><text:tab/><text:tab/>number <text:span text:style-name="T4">&lt;-</text:span> 0</text:p>
      <text:p text:style-name="P4"><text:tab/><text:tab/>itt <text:span text:style-name="T4">&lt;-</text:span> I + 1</text:p>
      <text:p text:style-name="P4"><text:soft-page-break/><text:tab/><text:tab/>While itt &lt; length og </text:p>
      <text:p text:style-name="P4"><text:tab/><text:tab/><text:tab/>number ← number + <text:s/>length og[itt]</text:p>
      <text:p text:style-name="P4"><text:tab/><text:tab/><text:tab/>itt ← itt + 1</text:p>
      <text:p text:style-name="P4"><text:tab/><text:tab/>if number equles 0:</text:p>
      <text:p text:style-name="P4"><text:tab/><text:tab/><text:tab/>number ← 1</text:p>
      <text:p text:style-name="P4"><text:tab/><text:tab/><text:span text:style-name="T4">total ← 1</text:span></text:p>
      <text:p text:style-name="P4"><text:tab/><text:tab/><text:span text:style-name="T4">for J in og</text:span></text:p>
      <text:p text:style-name="P4"><text:tab/><text:tab/><text:tab/><text:span text:style-name="T4">total ← total * length og</text:span></text:p>
      <text:p text:style-name="P4"><text:tab/><text:tab/></text:p>
      <text:p text:style-name="P4"><text:tab/><text:tab/><text:span text:style-name="T4">for num in og[I]</text:span></text:p>
      <text:p text:style-name="P5"><text:tab/><text:tab/><text:tab/><text:span text:style-name="T4">k=0</text:span></text:p>
      <text:p text:style-name="P4"><text:tab/><text:tab/><text:tab/><text:span text:style-name="T4">while k &lt; total</text:span></text:p>
      <text:p text:style-name="P4"><text:tab/><text:tab/><text:tab/><text:tab/><text:span text:style-name="T5">result[k] ← result[k] + num</text:span></text:p>
      <text:p text:style-name="P6"><text:tab/><text:tab/><text:tab/><text:tab/>k ← k + 1</text:p>
      <text:p text:style-name="P4"><text:tab/><text:tab/><text:span text:style-name="T5">cart(og, result, I + 1)</text:span></text:p>
      <text:p text:style-name="P4"/>
      <text:p text:style-name="P8">3. <text:span text:style-name="T10">See java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zell</meta:initial-creator>
    <meta:creation-date>2016-10-18T12:05:32.426463141</meta:creation-date>
    <meta:generator>LibreOffice/5.0.6.2$Linux_X86_64 LibreOffice_project/00m0$Build-2</meta:generator>
    <dc:date>2016-10-20T10:04:36.575941553</dc:date>
    <dc:creator>Tom Hazell</dc:creator>
    <meta:editing-duration>PT41M55S</meta:editing-duration>
    <meta:editing-cycles>4</meta:editing-cycles>
    <meta:document-statistic meta:table-count="0" meta:image-count="2" meta:object-count="0" meta:page-count="2" meta:paragraph-count="58" meta:word-count="407" meta:character-count="1871" meta:non-whitespace-character-count="1420"/>
  </office:meta>
</office:document-meta>
</file>